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2"/>
          <table:table-cell table:style-name="ce15"/>
          <table:table-cell table:style-name="ce11" table:number-columns-repeated="1008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575" calcext:value-type="float">
            <text:p>575</text:p>
          </table:table-cell>
          <table:table-cell table:style-name="ce11" table:formula="of:=[.B2]" office:value-type="float" office:value="575" calcext:value-type="float">
            <text:p>575</text:p>
          </table:table-cell>
          <table:table-cell/>
          <table:table-cell table:style-name="ce11" table:formula="of:=[.N9]" office:value-type="string" office:string-value="EH-Bal" calcext:value-type="string">
            <text:p>EH-Bal</text:p>
          </table:table-cell>
          <table:table-cell table:style-name="ce11" table:formula="of:=[.O9]" office:value-type="float" office:value="72593.75" calcext:value-type="float">
            <text:p>72593.75</text:p>
          </table:table-cell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5750" calcext:value-type="float">
            <text:p>5750</text:p>
          </table:table-cell>
          <table:table-cell office:value-type="string" calcext:value-type="string">
            <text:p>hp/min:</text:p>
          </table:table-cell>
          <table:table-cell table:formula="of:=[.M2]*(1+[.L15])/100" office:value-type="float" office:value="135.7" calcext:value-type="float">
            <text:p>135.7</text:p>
          </table:table-cell>
          <table:table-cell table:style-name="ce15" table:formula="of:=1%*(1+[.L15])" office:value-type="percentage" office:value="0.0236" calcext:value-type="percentage">
            <text:p>2.3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285" calcext:value-type="float">
            <text:p>285</text:p>
          </table:table-cell>
          <table:table-cell table:style-name="ce11" table:formula="of:=[.B3]" office:value-type="float" office:value="285" calcext:value-type="float">
            <text:p>285</text:p>
          </table:table-cell>
          <table:table-cell/>
          <table:table-cell table:style-name="ce11" table:formula="of:=[.N10]" office:value-type="string" office:string-value="Resil" calcext:value-type="string">
            <text:p>Resil</text:p>
          </table:table-cell>
          <table:table-cell table:style-name="ce15" table:formula="of:=[.O10]" office:value-type="percentage" office:value="9.1" calcext:value-type="percentage">
            <text:p>910.00%</text:p>
          </table:table-cell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M3]*(2%+[.D4]/10000)" office:value-type="float" office:value="0" calcext:value-type="float">
            <text:p>0</text:p>
          </table:table-cell>
          <table:table-cell table:style-name="ce15" table:formula="of:=2%+[.C7]/10000" office:value-type="percentage" office:value="0.0505" calcext:value-type="percentage">
            <text:p>5.0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246" calcext:value-type="float">
            <text:p>246</text:p>
          </table:table-cell>
          <table:table-cell table:style-name="ce11" table:formula="of:=[.B4]*(1+[.R15])" office:value-type="float" office:value="1562.1" calcext:value-type="float">
            <text:p>1562.1</text:p>
          </table:table-cell>
          <table:table-cell/>
          <table:table-cell table:style-name="ce11" table:formula="of:=[.N11]" office:value-type="string" office:string-value="Speed" calcext:value-type="string">
            <text:p>Speed</text:p>
          </table:table-cell>
          <table:table-cell table:style-name="ce15" table:formula="of:=[.O11]" office:value-type="percentage" office:value="7.625" calcext:value-type="percentage">
            <text:p>762.50%</text:p>
          </table:table-cell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(4+[.B27]*3%)" office:value-type="float" office:value="0" calcext:value-type="float">
            <text:p>0</text:p>
          </table:table-cell>
          <table:table-cell table:style-name="ce15" table:formula="of:=([.P3]-1%)*(4+[.B27]*3%)+1%" office:value-type="percentage" office:value="0.214525" calcext:value-type="percentage">
            <text:p>21.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5]*(1+[.U15])" office:value-type="float" office:value="1260" calcext:value-type="float">
            <text:p>1260</text:p>
          </table:table-cell>
          <table:table-cell/>
          <table:table-cell table:style-name="ce11" table:formula="of:=[.N12]" office:value-type="string" office:string-value="Reflex" calcext:value-type="string">
            <text:p>Reflex</text:p>
          </table:table-cell>
          <table:table-cell table:style-name="ce15" table:formula="of:=[.O12]" office:value-type="percentage" office:value="2.275" calcext:value-type="percentage">
            <text:p>227.50%</text:p>
          </table:table-cell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500" calcext:value-type="float">
            <text:p>500</text:p>
          </table:table-cell>
          <table:table-cell table:style-name="ce11" table:formula="of:=[.B6]" office:value-type="float" office:value="500" calcext:value-type="float">
            <text:p>500</text:p>
          </table:table-cell>
          <table:table-cell/>
          <table:table-cell table:style-name="ce11" table:formula="of:=[.M16]" office:value-type="string" office:string-value="Damage" calcext:value-type="string">
            <text:p>Damage</text:p>
          </table:table-cell>
          <table:table-cell table:style-name="ce15" table:formula="of:=[.O15]" office:value-type="percentage" office:value="7.85" calcext:value-type="percentage">
            <text:p>785.00%</text:p>
          </table:table-cell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305" calcext:value-type="float">
            <text:p>305</text:p>
          </table:table-cell>
          <table:table-cell table:style-name="ce11" table:formula="of:=[.B7]" office:value-type="float" office:value="305" calcext:value-type="float">
            <text:p>305</text:p>
          </table:table-cell>
          <table:table-cell table:number-columns-repeated="3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8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4" calcext:value-type="percentage">
            <text:p>4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2]/(1/(1+[.$I$15]))" office:value-type="float" office:value="58075" calcext:value-type="float">
            <text:p>58075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M9]+[.M10])/2" office:value-type="float" office:value="72593.75" calcext:value-type="float">
            <text:p>72593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5"/>
          <table:table-cell table:formula="of:=[.I22]/5" office:value-type="float" office:value="0.52" calcext:value-type="float">
            <text:p>0.52</text:p>
          </table:table-cell>
          <table:table-cell table:number-columns-repeated="3"/>
          <table:table-cell office:value-type="string" calcext:value-type="string">
            <text:p>EH-M</text:p>
          </table:table-cell>
          <table:table-cell table:formula="of:=[.$M$2]/(1/(1+[.$I$15]))/(1/(1+[.AA15]))" office:value-type="float" office:value="87112.5" calcext:value-type="float">
            <text:p>87112.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I15]" office:value-type="percentage" office:value="9.1" calcext:value-type="percentage">
            <text:p>910.0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1"/>
          <table:table-cell table:style-name="ce11" office:value-type="string" calcext:value-type="string">
            <text:p>Speed</text:p>
          </table:table-cell>
          <table:table-cell table:style-name="ce15" table:formula="of:=[.X15]" office:value-type="percentage" office:value="7.625" calcext:value-type="percentage">
            <text:p>762.50%</text:p>
          </table:table-cell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11"/>
          <table:table-cell table:style-name="ce11" office:value-type="string" calcext:value-type="string">
            <text:p>Reflex</text:p>
          </table:table-cell>
          <table:table-cell table:style-name="ce15" table:formula="of:=[.AD15]" office:value-type="percentage" office:value="2.275" calcext:value-type="percentage">
            <text:p>227.50%</text:p>
          </table:table-cell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11"/>
          <table:table-cell table:style-name="ce11" table:number-columns-repeated="2"/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5"/>
          <table:table-cell office:value-type="string" calcext:value-type="string">
            <text:p>Total:</text:p>
          </table:table-cell>
          <table:table-cell table:style-name="ce15" table:formula="of:=SUM([.I18:.I56])" office:value-type="percentage" office:value="9.1" calcext:value-type="percentage">
            <text:p>91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L18:.L56])" office:value-type="percentage" office:value="1.36" calcext:value-type="percentage">
            <text:p>136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O18:.O56])" office:value-type="percentage" office:value="7.85" calcext:value-type="percentage">
            <text:p>78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R18:.R56])" office:value-type="percentage" office:value="5.35" calcext:value-type="percentage">
            <text:p>535.0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U18:.U56])" office:value-type="percentage" office:value="2.6" calcext:value-type="percentage">
            <text:p>26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X18:.X56])" office:value-type="percentage" office:value="7.625" calcext:value-type="percentage">
            <text:p>762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A18:.AA56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D18:.AD56])" office:value-type="percentage" office:value="2.275" calcext:value-type="percentage">
            <text:p>227.50%</text:p>
          </table:table-cell>
          <table:table-cell table:number-columns-repeated="994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5" calcext:value-type="percentage">
            <text:p>50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G18]+[.H18]*[.$B18])*[.$F18]" office:value-type="percentage" office:value="2.75" calcext:value-type="percentage">
            <text:p>275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P18]+[.Q18]*[.$B18])*[.$F18]" office:value-type="percentage" office:value="2.75" calcext:value-type="percentage">
            <text:p>275.0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V18]+[.W18]*[.$B18])*[.$F18]" office:value-type="percentage" office:value="2.75" calcext:value-type="percentage">
            <text:p>275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J19]+[.K19]*[.$B19])*[.$F19]" office:value-type="percentage" office:value="1.36" calcext:value-type="percentage">
            <text:p>136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Y19]+[.Z19]*[.$B19])*[.$F19]" office:value-type="percentage" office:value="0.5" calcext:value-type="percentage">
            <text:p>5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5" calcext:value-type="percentage">
            <text:p>500.0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M20]+[.N20]*[.$B20])*[.$F20]" office:value-type="percentage" office:value="4.75" calcext:value-type="percentage">
            <text:p>475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Ash and Embe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5" calcext:value-type="percentage">
            <text:p>50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G22]+[.H22]*[.$B22])*[.$F22]" office:value-type="percentage" office:value="2.6" calcext:value-type="percentage">
            <text:p>260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P22]+[.Q22]*[.$B22])*[.$F22]" office:value-type="percentage" office:value="2.6" calcext:value-type="percentage">
            <text:p>26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S22]+[.T22]*[.$B22])*[.$F22]" office:value-type="percentage" office:value="2.6" calcext:value-type="percentage">
            <text:p>26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V22]+[.W22]*[.$B22])*[.$F22]" office:value-type="percentage" office:value="2.6" calcext:value-type="percentage">
            <text:p>26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il of Ash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5" calcext:value-type="percentage">
            <text:p>500.0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G23]+[.H23]*[.$B23])*[.$F23]" office:value-type="percentage" office:value="3.75" calcext:value-type="percentage">
            <text:p>375.00%</text:p>
          </table:table-cell>
          <table:table-cell table:number-columns-repeated="6"/>
          <table:table-cell table:style-name="ce14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5" calcext:value-type="percentage">
            <text:p>5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V24]+[.W24]*[.$B24])*[.$F24]" office:value-type="percentage" office:value="2.275" calcext:value-type="percentage">
            <text:p>227.5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B24]+[.AC24]*[.$B24])*[.$F24]" office:value-type="percentage" office:value="2.275" calcext:value-type="percentage">
            <text:p>227.5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5]=1;[.$B$9];0%)+IF([.E25]=1;[.$B$11];0%)+IF([.D25]=1;[.$B$10];0%)" office:value-type="percentage" office:value="5" calcext:value-type="percentage">
            <text:p>500.0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M25]+[.N25]*[.$B25])*[.$F25]" office:value-type="percentage" office:value="3.1" calcext:value-type="percentage">
            <text:p>310.0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21:42:06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6T21:57:17.656000000</dc:date>
    <meta:generator>LibreOffice/7.0.5.2$Windows_X86_64 LibreOffice_project/64390860c6cd0aca4beafafcfd84613dd9dfb63a</meta:generator>
    <meta:editing-duration>PT2H8M14S</meta:editing-duration>
    <meta:editing-cycles>21</meta:editing-cycles>
    <meta:document-statistic meta:table-count="1" meta:cell-count="191" meta:object-count="0"/>
    <meta:user-defined meta:name="AppVersion">16.0300</meta:user-defined>
  </office:meta>
</office:document-meta>
</file>